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C000000711CE4F5D8.png"/>
  <manifest:file-entry manifest:media-type="image/png" manifest:full-path="Pictures/100000000000007F00000052798A83FF.png"/>
  <manifest:file-entry manifest:media-type="image/png" manifest:full-path="Pictures/10000000000000FB000000BB97578EBE.png"/>
  <manifest:file-entry manifest:media-type="image/png" manifest:full-path="Pictures/10000000000000E3000000EF91E16E7F.png"/>
  <manifest:file-entry manifest:media-type="image/png" manifest:full-path="Pictures/10000000000000D90000009CAF546120.png"/>
  <manifest:file-entry manifest:media-type="image/png" manifest:full-path="Pictures/10000000000000D4000000D0344153FB.png"/>
  <manifest:file-entry manifest:media-type="image/png" manifest:full-path="Pictures/100000000000008000000080D24EC67C.png"/>
  <manifest:file-entry manifest:media-type="image/png" manifest:full-path="Pictures/100000000000007C00000078051FC380.png"/>
  <manifest:file-entry manifest:media-type="image/png" manifest:full-path="Pictures/10000000000000610000006E229C1C07.png"/>
  <manifest:file-entry manifest:media-type="image/png" manifest:full-path="Pictures/10000000000000CB000000E8F4E609DA.png"/>
  <manifest:file-entry manifest:media-type="image/png" manifest:full-path="Pictures/10000000000000840000005BC6492EF9.png"/>
  <manifest:file-entry manifest:media-type="image/png" manifest:full-path="Pictures/100000000000005600000071F9C3D4D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standard">
      <style:graphic-properties draw:stroke="none" svg:stroke-color="#000000" draw:fill="none" draw:fill-color="#ffffff" fo:min-height="0.383cm"/>
    </style:style>
    <style:style style:name="gr4" style:family="graphic" style:parent-style-name="standard">
      <style:graphic-properties draw:stroke="none" svg:stroke-color="#000000" draw:fill="none" draw:fill-color="#ffffff" fo:min-height="0.131cm"/>
    </style:style>
    <style:style style:name="P1" style:family="paragraph">
      <style:paragraph-properties fo:text-align="center"/>
    </style:style>
    <style:style style:name="P2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52cm" svg:height="1.759cm" svg:x="14.496cm" svg:y="3.794cm">
          <draw:image xlink:href="Pictures/10000000000000840000005BC6492EF9.png" xlink:type="simple" xlink:show="embed" xlink:actuate="onLoad">
            <text:p/>
          </draw:image>
        </draw:frame>
        <draw:frame draw:style-name="gr1" draw:text-style-name="P1" draw:layer="layout" svg:width="2.097cm" svg:height="1.86cm" svg:x="12.811cm" svg:y="10.032cm">
          <draw:image xlink:href="Pictures/100000000000007C00000078051FC380.png" xlink:type="simple" xlink:show="embed" xlink:actuate="onLoad">
            <text:p/>
          </draw:image>
        </draw:frame>
        <draw:frame draw:style-name="gr1" draw:text-style-name="P1" draw:layer="layout" svg:width="1.367cm" svg:height="1.553cm" svg:x="15cm" svg:y="10.031cm">
          <draw:image xlink:href="Pictures/100000000000005C000000711CE4F5D8.png" xlink:type="simple" xlink:show="embed" xlink:actuate="onLoad">
            <text:p/>
          </draw:image>
        </draw:frame>
        <draw:frame draw:style-name="gr1" draw:text-style-name="P1" draw:layer="layout" svg:width="1.368cm" svg:height="1.418cm" svg:x="14.233cm" svg:y="11.901cm">
          <draw:image xlink:href="Pictures/10000000000000610000006E229C1C07.png" xlink:type="simple" xlink:show="embed" xlink:actuate="onLoad">
            <text:p/>
          </draw:image>
        </draw:frame>
        <draw:frame draw:style-name="gr1" draw:text-style-name="P1" draw:layer="layout" svg:width="1.221cm" svg:height="1.721cm" svg:x="14.995cm" svg:y="5.69cm">
          <draw:image xlink:href="Pictures/100000000000005600000071F9C3D4DE.png" xlink:type="simple" xlink:show="embed" xlink:actuate="onLoad">
            <text:p/>
          </draw:image>
        </draw:frame>
        <draw:frame draw:style-name="gr1" draw:text-style-name="P1" draw:layer="layout" svg:width="2.167cm" svg:height="1.585cm" svg:x="12.246cm" svg:y="3.968cm">
          <draw:image xlink:href="Pictures/100000000000007F00000052798A83FF.png" xlink:type="simple" xlink:show="embed" xlink:actuate="onLoad">
            <text:p/>
          </draw:image>
        </draw:frame>
        <draw:frame draw:style-name="gr1" draw:text-style-name="P1" draw:layer="layout" svg:width="2.399cm" svg:height="2.284cm" svg:x="6.602cm" svg:y="3.794cm">
          <draw:image xlink:href="Pictures/100000000000008000000080D24EC67C.png" xlink:type="simple" xlink:show="embed" xlink:actuate="onLoad">
            <text:p/>
          </draw:image>
        </draw:frame>
        <draw:frame draw:style-name="gr1" draw:text-style-name="P1" draw:layer="layout" svg:width="2.032cm" svg:height="2.413cm" svg:x="9.255cm" svg:y="7.858cm">
          <draw:image xlink:href="Pictures/10000000000000CB000000E8F4E609DA.png" xlink:type="simple" xlink:show="embed" xlink:actuate="onLoad">
            <text:p/>
          </draw:image>
        </draw:frame>
        <draw:frame draw:style-name="gr1" draw:text-style-name="P1" draw:layer="layout" svg:width="2.218cm" svg:height="1.764cm" svg:x="12.36cm" svg:y="5.833cm">
          <draw:image xlink:href="Pictures/10000000000000FB000000BB97578EBE.png" xlink:type="simple" xlink:show="embed" xlink:actuate="onLoad">
            <text:p/>
          </draw:image>
        </draw:frame>
        <draw:frame draw:style-name="gr1" draw:text-style-name="P1" draw:layer="layout" svg:width="2.119cm" svg:height="2.141cm" svg:x="4.302cm" svg:y="3.794cm">
          <draw:image xlink:href="Pictures/10000000000000E3000000EF91E16E7F.png" xlink:type="simple" xlink:show="embed" xlink:actuate="onLoad">
            <text:p/>
          </draw:image>
        </draw:frame>
        <draw:frame draw:style-name="gr1" draw:text-style-name="P1" draw:layer="layout" svg:width="1.979cm" svg:height="1.713cm" svg:x="5.882cm" svg:y="5.764cm">
          <draw:image xlink:href="Pictures/10000000000000D4000000D0344153FB.png" xlink:type="simple" xlink:show="embed" xlink:actuate="onLoad">
            <text:p/>
          </draw:image>
        </draw:frame>
        <draw:frame draw:style-name="gr1" draw:text-style-name="P1" draw:layer="layout" svg:width="3.048cm" svg:height="2.286cm" svg:x="4.81cm" svg:y="10.779cm">
          <draw:image xlink:href="Pictures/10000000000000D90000009CAF546120.png" xlink:type="simple" xlink:show="embed" xlink:actuate="onLoad">
            <text:p/>
          </draw:image>
        </draw:frame>
        <draw:frame draw:style-name="gr2" draw:text-style-name="P2" draw:layer="layout" svg:width="2.413cm" svg:height="1.143cm" svg:x="13.446cm" svg:y="7.731cm">
          <draw:text-box>
            <text:p text:style-name="P2"><text:span text:style-name="T1">Centros de formación</text:span></text:p>
          </draw:text-box>
        </draw:frame>
        <draw:frame draw:style-name="gr3" draw:text-style-name="P2" draw:layer="layout" svg:width="2.666cm" svg:height="0.645cm" svg:x="13.573cm" svg:y="13.446cm">
          <draw:text-box>
            <text:p text:style-name="P2"><text:span text:style-name="T1">Estudiantes</text:span></text:p>
          </draw:text-box>
        </draw:frame>
        <draw:frame draw:style-name="gr3" draw:text-style-name="P2" draw:layer="layout" svg:width="2.666cm" svg:height="0.645cm" svg:x="4.938cm" svg:y="13.319cm">
          <draw:text-box>
            <text:p text:style-name="P2"><text:span text:style-name="T1">Aficionados</text:span></text:p>
          </draw:text-box>
        </draw:frame>
        <draw:frame draw:style-name="gr3" draw:text-style-name="P2" draw:layer="layout" svg:width="2.666cm" svg:height="0.645cm" svg:x="5.318cm" svg:y="7.731cm">
          <draw:text-box>
            <text:p text:style-name="P2"><text:span text:style-name="T1">Industriales</text:span></text:p>
          </draw:text-box>
        </draw:frame>
        <draw:frame draw:style-name="gr4" draw:text-style-name="P2" draw:layer="layout" svg:width="3.301cm" svg:height="0.645cm" svg:x="8.874cm" svg:y="10.398cm">
          <draw:text-box>
            <text:p text:style-name="P2"><text:span text:style-name="T1">Administrador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1-05-26T18:31:03</meta:creation-date>
    <dc:date>2011-05-26T21:33:55</dc:date>
    <dc:creator>Carlos Camargo</dc:creator>
    <meta:editing-duration>PT02H16M58S</meta:editing-duration>
    <meta:editing-cycles>3</meta:editing-cycles>
    <meta:generator>OpenOffice.org/3.2$Linux OpenOffice.org_project/320m12$Build-9483</meta:generator>
    <meta:document-statistic meta:object-count="17"/>
  </office:meta>
</office:document-meta>
</file>